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203175438316818" calcext:value-type="float">
            <text:p>0.203175438316818</text:p>
          </table:table-cell>
          <table:table-cell office:value-type="float" office:value="0.670211526754462" calcext:value-type="float">
            <text:p>0.670211526754462</text:p>
          </table:table-cell>
          <table:table-cell office:value-type="float" office:value="0.238679769765529" calcext:value-type="float">
            <text:p>0.23867976976552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03175438316818" calcext:value-type="float">
            <text:p>0.203175438316818</text:p>
          </table:table-cell>
          <table:table-cell office:value-type="float" office:value="-1" calcext:value-type="float">
            <text:p>-1</text:p>
          </table:table-cell>
          <table:table-cell office:value-type="float" office:value="0.0339278943026595" calcext:value-type="float">
            <text:p>0.03392789430266</text:p>
          </table:table-cell>
          <table:table-cell office:value-type="float" office:value="0.0169400011777486" calcext:value-type="float">
            <text:p>0.01694000117774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670211526754462" calcext:value-type="float">
            <text:p>0.670211526754462</text:p>
          </table:table-cell>
          <table:table-cell table:style-name="ce3" office:value-type="float" office:value="0.0339278943026595" calcext:value-type="float">
            <text:p>0.03392789430266</text:p>
          </table:table-cell>
          <table:table-cell office:value-type="float" office:value="-1" calcext:value-type="float">
            <text:p>-1</text:p>
          </table:table-cell>
          <table:table-cell office:value-type="float" office:value="0.232476522803871" calcext:value-type="float">
            <text:p>0.23247652280387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238679769765529" calcext:value-type="float">
            <text:p>0.238679769765529</text:p>
          </table:table-cell>
          <table:table-cell table:style-name="ce3" office:value-type="float" office:value="0.0169400011777486" calcext:value-type="float">
            <text:p>0.016940001177749</text:p>
          </table:table-cell>
          <table:table-cell office:value-type="float" office:value="0.232476522803871" calcext:value-type="float">
            <text:p>0.23247652280387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32:23.252567116</dc:date>
    <meta:editing-duration>PT42S</meta:editing-duration>
    <meta:editing-cycles>3</meta:editing-cycles>
    <meta:generator>LibreOffice/6.0.7.3$Linux_X86_64 LibreOffice_project/00m0$Build-3</meta:generator>
    <meta:document-statistic meta:table-count="1" meta:cell-count="25" meta:object-count="0"/>
  </office:meta>
</office:document-meta>
</file>